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29cm"/>
    </style:style>
    <style:style style:name="co4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gramming&quot;;&quot;Biology&quot;;&quot;Operating Systems&quot;;&quot;Websites&quot;;&quot;Hardware&quot;;&quot;AI&quot;;&quot;Math&quot;;&quot;Science&quot;;&quot;Apps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whole-number() and cell-content()&lt;10" table:allow-empty-cell="true" table:base-cell-address="Sheet1.D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Link</text:p>
          </table:table-cell>
          <table:table-cell table:style-name="ce1" table:content-validation-name="val2" office:value-type="string" calcext:value-type="string">
            <text:p>Interest_Rating</text:p>
          </table:table-cell>
          <table:table-cell table:style-name="ce1" office:value-type="string" calcext:value-type="string">
            <text:p>Is_Fake_News</text:p>
          </table:table-cell>
        </table:table-row>
        <table:table-row table:style-name="ro1">
          <table:table-cell office:value-type="string" calcext:value-type="string">
            <text:p>My thoughts on Python in Excel</text:p>
          </table:table-cell>
          <table:table-cell table:content-validation-name="val1" office:value-type="string" calcext:value-type="string">
            <text:p>Programming</text:p>
          </table:table-cell>
          <table:table-cell office:value-type="string" calcext:value-type="string">
            <text:p><text:a xlink:href="https://www.xlwings.org/blog/my-thoughts-on-python-in-exce" xlink:type="simple">https://www.xlwings.org/blog/my-thoughts-on-python-in-exce</text:a></text:p>
          </table:table-cell>
          <table:table-cell table:style-name="ce1" table:content-validation-name="val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Fungus breaks down ocean plastic</text:p>
          </table:table-cell>
          <table:table-cell table:content-validation-name="val1" office:value-type="string" calcext:value-type="string">
            <text:p>Biology</text:p>
          </table:table-cell>
          <table:table-cell office:value-type="string" calcext:value-type="string">
            <text:p><text:a xlink:href="https://www.nioz.nl/en/news/fungus-breaks-down-ocean-plastic" xlink:type="simple">https://www.nioz.nl/en/news/fungus-breaks-down-ocean-plastic</text:a></text:p>
          </table:table-cell>
          <table:table-cell table:style-name="ce1" table:content-validation-name="val2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string" calcext:value-type="string">
            <text:p>Microsoft to delay release of Recall AI feature on security concerns</text:p>
          </table:table-cell>
          <table:table-cell table:content-validation-name="val1" office:value-type="string" calcext:value-type="string">
            <text:p>Operating Systems</text:p>
          </table:table-cell>
          <table:table-cell office:value-type="string" calcext:value-type="string">
            <text:p><text:a xlink:href="https://www.reuters.com/technology/artificial-intelligence/microsoft-delay-release-recall-ai-feature-security-concerns-2024-06-14/" xlink:type="simple">https://www.reuters.com/technology/artificial-intelligence/microsoft-delay-release-recall-ai-feature-security-concerns-2024-06-14/</text:a></text:p>
          </table:table-cell>
          <table:table-cell table:style-name="ce1" table:content-validation-name="val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Scan HTML faster with SIMD instructions – Chrome edition</text:p>
          </table:table-cell>
          <table:table-cell table:content-validation-name="val1" office:value-type="string" calcext:value-type="string">
            <text:p>Websites</text:p>
          </table:table-cell>
          <table:table-cell office:value-type="string" calcext:value-type="string">
            <text:p><text:a xlink:href="https://lemire.me/blog/2024/06/08/scan-html-faster-with-simd-instructions-chrome-edition/" xlink:type="simple">https://lemire.me/blog/2024/06/08/scan-html-faster-with-simd-instructions-chrome-edition/</text:a></text:p>
          </table:table-cell>
          <table:table-cell table:style-name="ce1" table:content-validation-name="val2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string" calcext:value-type="string">
            <text:p>Show HN: Shpool, a Lightweight Tmux Alternative</text:p>
          </table:table-cell>
          <table:table-cell table:content-validation-name="val1" office:value-type="string" calcext:value-type="string">
            <text:p>Apps</text:p>
          </table:table-cell>
          <table:table-cell office:value-type="string" calcext:value-type="string">
            <text:p><text:a xlink:href="https://github.com/shell-pool/shpool" xlink:type="simple">https://github.com/shell-pool/shpool</text:a></text:p>
          </table:table-cell>
          <table:table-cell table:style-name="ce1" table:content-validation-name="val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ASML Aims for Hyper-NA EUV, Shrinking Chip Limits </text:p>
          </table:table-cell>
          <table:table-cell table:content-validation-name="val1" office:value-type="string" calcext:value-type="string">
            <text:p>Hardware</text:p>
          </table:table-cell>
          <table:table-cell office:value-type="string" calcext:value-type="string">
            <text:p><text:a xlink:href="https://www.eetimes.com/asml-aims-for-hyper-na-euv-shrinking-chip-limits" xlink:type="simple">https://www.eetimes.com/asml-aims-for-hyper-na-euv-shrinking-chip-limits</text:a></text:p>
          </table:table-cell>
          <table:table-cell table:style-name="ce1" table:content-validation-name="val2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string" calcext:value-type="string">
            <text:p>Brew-Nix: a flake automatically packaging all homebrew casks</text:p>
          </table:table-cell>
          <table:table-cell table:content-validation-name="val1" office:value-type="string" calcext:value-type="string">
            <text:p>Operating Systems</text:p>
          </table:table-cell>
          <table:table-cell office:value-type="string" calcext:value-type="string">
            <text:p><text:a xlink:href="https://discourse.nixos.org/t/brew-nix-a-flake-automatically-packaging-all-homebrew-casks/44880" xlink:type="simple">https://discourse.nixos.org/t/brew-nix-a-flake-automatically-packaging-all-homebrew-casks/44880</text:a>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rogressive Web Apps (PWAs) Phishing</text:p>
          </table:table-cell>
          <table:table-cell table:content-validation-name="val1" office:value-type="string" calcext:value-type="string">
            <text:p>Websites</text:p>
          </table:table-cell>
          <table:table-cell office:value-type="string" calcext:value-type="string">
            <text:p><text:a xlink:href="https://mrd0x.com/progressive-web-apps-pwa-phishing" xlink:type="simple">https://mrd0x.com/progressive-web-apps-pwa-phishing</text:a>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Show HN: Paramount – Human Evals of AI Customer Support</text:p>
          </table:table-cell>
          <table:table-cell table:content-validation-name="val1" office:value-type="string" calcext:value-type="string">
            <text:p>AI</text:p>
          </table:table-cell>
          <table:table-cell office:value-type="string" calcext:value-type="string">
            <text:p><text:a xlink:href="https://github.com/ask-fini/paramount" xlink:type="simple">https://github.com/ask-fini/paramount</text:a></text:p>
          </table:table-cell>
          <table:table-cell table:style-name="ce1" table:content-validation-name="val2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string" calcext:value-type="string">
            <text:p>Designing a website without 404s</text:p>
          </table:table-cell>
          <table:table-cell table:content-validation-name="val1" office:value-type="string" calcext:value-type="string">
            <text:p>Websites</text:p>
          </table:table-cell>
          <table:table-cell office:value-type="string" calcext:value-type="string">
            <text:p><text:a xlink:href="https://pillser.com/engineering/2024-06-10-website-without-404s" xlink:type="simple">https://pillser.com/engineering/2024-06-10-website-without-404s</text:a></text:p>
          </table:table-cell>
          <table:table-cell table:style-name="ce1" table:content-validation-name="val2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string" calcext:value-type="string">
            <text:p>Luma AI Dream Machine</text:p>
          </table:table-cell>
          <table:table-cell table:content-validation-name="val1" office:value-type="string" calcext:value-type="string">
            <text:p>AI</text:p>
          </table:table-cell>
          <table:table-cell office:value-type="string" calcext:value-type="string">
            <text:p><text:a xlink:href="https://lumalabs.ai/dream-machine" xlink:type="simple">https://lumalabs.ai/dream-machine</text:a></text:p>
          </table:table-cell>
          <table:table-cell table:style-name="ce1" table:content-validation-name="val2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string" calcext:value-type="string">
            <text:p>Solving Probabilistic Tic-Tac-Toe</text:p>
          </table:table-cell>
          <table:table-cell table:content-validation-name="val1" office:value-type="string" calcext:value-type="string">
            <text:p>Programming</text:p>
          </table:table-cell>
          <table:table-cell office:value-type="string" calcext:value-type="string">
            <text:p><text:a xlink:href="https://louisabraham.github.io/articles/probabilistic-tic-tac-toe" xlink:type="simple">https://louisabraham.github.io/articles/probabilistic-tic-tac-toe</text:a></text:p>
          </table:table-cell>
          <table:table-cell table:style-name="ce1" table:content-validation-name="val2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string" calcext:value-type="string">
            <text:p>Lamini Memory Tuning: 10x Fewer Hallucinations</text:p>
          </table:table-cell>
          <table:table-cell table:content-validation-name="val1" office:value-type="string" calcext:value-type="string">
            <text:p>AI</text:p>
          </table:table-cell>
          <table:table-cell office:value-type="string" calcext:value-type="string">
            <text:p><text:a xlink:href="https://www.lamini.ai/blog/lamini-memory-tuning" xlink:type="simple">https://www.lamini.ai/blog/lamini-memory-tuning</text:a></text:p>
          </table:table-cell>
          <table:table-cell table:style-name="ce1" table:content-validation-name="val2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string" calcext:value-type="string">
            <text:p>AMD CEO Lisa Su reminisces about designing the PS3's infamous Cell processor</text:p>
          </table:table-cell>
          <table:table-cell table:content-validation-name="val1" office:value-type="string" calcext:value-type="string">
            <text:p>Hardware</text:p>
          </table:table-cell>
          <table:table-cell office:value-type="string" calcext:value-type="string">
            <text:p><text:a xlink:href="https://www.tomshardware.com/tech-industry/amd-ceo-lisa-su-reminisces-on-helping-design-the-ps3s-infamous-cell-processor-at-ibm" xlink:type="simple">https://www.tomshardware.com/tech-industry/amd-ceo-lisa-su-reminisces-on-helping-design-the-ps3s-infamous-cell-processor-at-ibm</text:a></text:p>
          </table:table-cell>
          <table:table-cell table:style-name="ce1" table:content-validation-name="val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React 19 Breaks Async Composability</text:p>
          </table:table-cell>
          <table:table-cell table:content-validation-name="val1" office:value-type="string" calcext:value-type="string">
            <text:p>Websites</text:p>
          </table:table-cell>
          <table:table-cell office:value-type="string" calcext:value-type="string">
            <text:p><text:a xlink:href="https://github.com/facebook/react/pull/26380" xlink:type="simple">https://github.com/facebook/react/pull/26380</text:a></text:p>
          </table:table-cell>
          <table:table-cell table:style-name="ce1" table:content-validation-name="val2" office:value-type="float" office:value="9" calcext:value-type="float">
            <text:p>9</text:p>
          </table:table-cell>
          <table:table-cell table:style-name="ce1"/>
        </table:table-row>
        <table:table-row table:style-name="ro1">
          <table:table-cell office:value-type="string" calcext:value-type="string">
            <text:p>Encodings for flattened heap values</text:p>
          </table:table-cell>
          <table:table-cell table:content-validation-name="val1" office:value-type="string" calcext:value-type="string">
            <text:p>Programming</text:p>
          </table:table-cell>
          <table:table-cell office:value-type="string" calcext:value-type="string">
            <text:p><text:a xlink:href="https://cr.openjdk.org/~jrose/values/flattened-values.html" xlink:type="simple">https://cr.openjdk.org/~jrose/values/flattened-values.html</text:a></text:p>
          </table:table-cell>
          <table:table-cell table:style-name="ce1" table:content-validation-name="val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Lambda Calculus Interpreter</text:p>
          </table:table-cell>
          <table:table-cell table:content-validation-name="val1" office:value-type="string" calcext:value-type="string">
            <text:p>Math</text:p>
          </table:table-cell>
          <table:table-cell office:value-type="string" calcext:value-type="string">
            <text:p><text:a xlink:href="https://lambda-calculus-interpreter.netlify.app/?term=(λt.%20t%20t%20(λh%20f%20n.%20n%20h%20f%20n)%20t%20t%20t)%20(λf%20x.%20f%20(f%20x))" xlink:type="simple">https://lambda-calculus-interpreter.netlify.app/?term=(%CE%BBt.%20t%20t%20(%CE%BBh%20f%20n.%20n%20h%20f%20n)%20t%20t%20t)%20(%CE%BBf%20x.%20f%20(f%20x))</text:a>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Indian startup 3D prints rocket engine in 72 hours</text:p>
          </table:table-cell>
          <table:table-cell table:content-validation-name="val1" office:value-type="string" calcext:value-type="string">
            <text:p>Science</text:p>
          </table:table-cell>
          <table:table-cell office:value-type="string" calcext:value-type="string">
            <text:p><text:a xlink:href="https://spectrum.ieee.org/3d-printed-rocket" xlink:type="simple">https://spectrum.ieee.org/3d-printed-rocket</text:a></text:p>
          </table:table-cell>
          <table:table-cell table:style-name="ce1" table:content-validation-name="val2" office:value-type="float" office:value="8" calcext:value-type="float">
            <text:p>8</text:p>
          </table:table-cell>
          <table:table-cell table:style-name="ce1"/>
        </table:table-row>
        <table:table-row table:style-name="ro1" table:number-rows-repeated="1048556"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/>
          <table:table-cell table:content-validation-name="val1"/>
          <table:table-cell/>
          <table:table-cell table:content-validation-name="val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8:18:45.780843203</meta:creation-date>
    <dc:date>2024-06-14T08:37:59.547881745</dc:date>
    <meta:editing-duration>PT8M58S</meta:editing-duration>
    <meta:editing-cycles>1</meta:editing-cycles>
    <meta:document-statistic meta:table-count="1" meta:cell-count="77" meta:object-count="0"/>
    <meta:generator>LibreOffice/24.2.3.2$Linux_X86_64 LibreOffice_project/420$Build-2</meta:generator>
  </office:meta>
</office:document-meta>
</file>